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Diferencia entre </text:span><text:span text:style-name="Strong_20_Emphasis"><text:span text:style-name="Source_20_Text">app.use()</text:span></text:span><text:span text:style-name="Strong_20_Emphasis"> y </text:span><text:span text:style-name="Strong_20_Emphasis"><text:span text:style-name="Source_20_Text">app.get()</text:span></text:span><text:span text:style-name="Strong_20_Emphasis"> en Express</text:span></text:h>
      <text:list xml:id="list3263222561" text:style-name="L1">
        <text:list-item>
          <text:p text:style-name="P3"><text:span text:style-name="Strong_20_Emphasis"><text:span text:style-name="Source_20_Text">app.use()</text:span></text:span>: Se utiliza para <text:span text:style-name="Strong_20_Emphasis">registrar middleware</text:span>. Aplica la función o ruta a <text:span text:style-name="Strong_20_Emphasis">todas las solicitudes</text:span> que coincidan con la ruta indicada (o con todas las rutas si no se especifica ninguna).</text:p>
          <text:list>
            <text:list-item>
              <text:p text:style-name="P3">Ejemplo: <text:span text:style-name="Source_20_Text">app.use(express.json());</text:span></text:p>
            </text:list-item>
          </text:list>
        </text:list-item>
        <text:list-item>
          <text:p text:style-name="P3"><text:span text:style-name="Strong_20_Emphasis"><text:span text:style-name="Source_20_Text">app.get()</text:span></text:span>: Maneja específicamente <text:span text:style-name="Strong_20_Emphasis">solicitudes HTTP GET</text:span> a una ruta determinada.</text:p>
          <text:list>
            <text:list-item>
              <text:p text:style-name="P3">Ejemplo: <text:span text:style-name="Source_20_Text">app.get('/usuarios', (req, res) =&gt; { ... });</text:span></text:p>
            </text:list-item>
          </text:list>
        </text:list-item>
      </text:list>
      <text:p text:style-name="Text_20_body">🔹 <text:span text:style-name="Emphasis">Resumen:</text:span> <text:span text:style-name="Source_20_Text">app.use()</text:span> es general y para middleware; <text:span text:style-name="Source_20_Text">app.get()</text:span> es específico para manejar rutas GET.</text:p>
      <text:p text:style-name="Horizontal_20_Line"/>
      <text:h text:style-name="Heading_20_3" text:outline-level="3"><text:span text:style-name="Strong_20_Emphasis">2. Qué es y cómo funciona un sistema de ruteo en Express</text:span></text:h>
      <text:p text:style-name="Text_20_body">El <text:span text:style-name="Strong_20_Emphasis">sistema de ruteo en Express</text:span> permite definir cómo una aplicación responde a solicitudes HTTP según la <text:span text:style-name="Strong_20_Emphasis">URL</text:span> y el <text:span text:style-name="Strong_20_Emphasis">verbo HTTP</text:span> (GET, POST, PUT, DELETE, etc.).</text:p>
      <text:list xml:id="list2783343371" text:style-name="L2">
        <text:list-item>
          <text:p text:style-name="P4">Se define usando métodos como <text:span text:style-name="Source_20_Text">app.get()</text:span>, <text:span text:style-name="Source_20_Text">app.post()</text:span>, etc.</text:p>
        </text:list-item>
        <text:list-item>
          <text:p text:style-name="P4">Se pueden usar <text:span text:style-name="Strong_20_Emphasis">routers modulares</text:span> con <text:span text:style-name="Source_20_Text">express.Router()</text:span> para organizar rutas por archivos o funcionalidades.</text:p>
        </text:list-item>
      </text:list>
      <text:p text:style-name="Text_20_body">Ejemplo:</text:p>
      <text:p text:style-name="Preformatted_20_Text">//js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router.get('/productos', (req, res) =&gt; {</text:span></text:p>
      <text:p text:style-name="P1"><text:span text:style-name="Source_20_Text"><text:s text:c="2"/>res.send('Lista de productos');</text:span></text:p>
      <text:p text:style-name="P1"><text:span text:style-name="Source_20_Text">});</text:span></text:p>
      <text:p text:style-name="P2"><text:span text:style-name="Source_20_Text">app.use('/api', router);</text:span></text:p>
      <text:p text:style-name="Horizontal_20_Line"/>
      <text:h text:style-name="Heading_20_3" text:outline-level="3"><text:span text:style-name="Strong_20_Emphasis">3. Qué son los CORS y cómo se configuran en Express</text:span></text:h>
      <text:p text:style-name="Text_20_body"><text:span text:style-name="Strong_20_Emphasis">CORS (Cross-Origin Resource Sharing)</text:span> es un mecanismo que permite controlar qué dominios pueden acceder a recursos de un servidor desde un dominio distinto.</text:p>
      <text:list xml:id="list830304869" text:style-name="L3">
        <text:list-item>
          <text:p text:style-name="P5">Por defecto, los navegadores <text:span text:style-name="Strong_20_Emphasis">bloquean</text:span> peticiones de distintos orígenes.</text:p>
        </text:list-item>
        <text:list-item>
          <text:p text:style-name="P5">Se configuran en Express con el paquete <text:span text:style-name="Source_20_Text">cors</text:span>.</text:p>
        </text:list-item>
      </text:list>
      <text:p text:style-name="Text_20_body">Ejemplo:</text:p>
      <text:p text:style-name="Preformatted_20_Text">//js</text:p>
      <text:p text:style-name="P1"><text:span text:style-name="Source_20_Text">const cors = require('cors');</text:span></text:p>
      <text:p text:style-name="P1"><text:span text:style-name="Source_20_Text">app.use(cors()); // Permite todos los orígenes</text:span></text:p>
      <text:p text:style-name="P1"/>
      <text:p text:style-name="P1"><text:soft-page-break/><text:span text:style-name="Source_20_Text">// O con opciones específicas</text:span></text:p>
      <text:p text:style-name="P1"><text:span text:style-name="Source_20_Text">app.use(cors({</text:span></text:p>
      <text:p text:style-name="P1"><text:span text:style-name="Source_20_Text"><text:s text:c="2"/>origin: 'https://mi-sitio.com',</text:span></text:p>
      <text:p text:style-name="P1"><text:span text:style-name="Source_20_Text"><text:s text:c="2"/>methods: ['GET', 'POST']</text:span></text:p>
      <text:p text:style-name="P2"><text:span text:style-name="Source_20_Text">}));</text:span></text:p>
      <text:p text:style-name="Horizontal_20_Line"/>
      <text:h text:style-name="Heading_20_3" text:outline-level="3"><text:span text:style-name="Strong_20_Emphasis">4. Ciclo de vida de un componente en Angular</text:span></text:h>
      <text:p text:style-name="Text_20_body">El <text:span text:style-name="Strong_20_Emphasis">ciclo de vida de un componente</text:span> en Angular es el conjunto de etapas por las que pasa un componente desde su creación hasta su destrucción.</text:p>
      <text:p text:style-name="Text_20_body">Principales hooks:</text:p>
      <text:list xml:id="list4061369170" text:style-name="L4">
        <text:list-item>
          <text:p text:style-name="P6"><text:span text:style-name="Source_20_Text">ngOnInit()</text:span>: Se ejecuta al inicializar el componente.</text:p>
        </text:list-item>
        <text:list-item>
          <text:p text:style-name="P6"><text:span text:style-name="Source_20_Text">ngOnChanges()</text:span>: Cuando cambian los inputs.</text:p>
        </text:list-item>
        <text:list-item>
          <text:p text:style-name="P6"><text:span text:style-name="Source_20_Text">ngDoCheck()</text:span>: Para detectar cambios personalizados.</text:p>
        </text:list-item>
        <text:list-item>
          <text:p text:style-name="P6"><text:span text:style-name="Source_20_Text">ngAfterViewInit()</text:span>: Cuando la vista del componente está inicializada.</text:p>
        </text:list-item>
        <text:list-item>
          <text:p text:style-name="P6"><text:span text:style-name="Source_20_Text">ngOnDestroy()</text:span>: Antes de destruir el componente, útil para limpiar recursos.</text:p>
        </text:list-item>
      </text:list>
      <text:p text:style-name="Horizontal_20_Line"/>
      <text:h text:style-name="Heading_20_3" text:outline-level="3"><text:span text:style-name="Strong_20_Emphasis">5. Qué es y cómo funciona un sistema de ruteo en Angular</text:span></text:h>
      <text:p text:style-name="Text_20_body">Angular utiliza un sistema de ruteo para <text:span text:style-name="Strong_20_Emphasis">navegar entre componentes</text:span> sin recargar la página (SPA - Single Page Application).</text:p>
      <text:list xml:id="list1949308118" text:style-name="L5">
        <text:list-item>
          <text:p text:style-name="P7">Se configura en el archivo <text:span text:style-name="Source_20_Text">app-routing.module.ts</text:span> usando <text:span text:style-name="Source_20_Text">Routes</text:span> y el módulo <text:span text:style-name="Source_20_Text">RouterModule</text:span>.</text:p>
        </text:list-item>
      </text:list>
      <text:p text:style-name="Text_20_body">Ejemplo:</text:p>
      <text:p text:style-name="Preformatted_20_Text">//ts</text:p>
      <text:p text:style-name="P1"><text:span text:style-name="Source_20_Text">const routes: Routes = [</text:span></text:p>
      <text:p text:style-name="P1"><text:span text:style-name="Source_20_Text"><text:s text:c="2"/>{ path: 'inicio', component: InicioComponent },</text:span></text:p>
      <text:p text:style-name="P1"><text:span text:style-name="Source_20_Text"><text:s text:c="2"/>{ path: 'contacto', component: ContactoComponent }</text:span></text:p>
      <text:p text:style-name="P1"><text:span text:style-name="Source_20_Text">];</text:span></text:p>
      <text:p text:style-name="P1"><text:span text:style-name="Source_20_Text">@NgModule({</text:span></text:p>
      <text:p text:style-name="P1"><text:span text:style-name="Source_20_Text"><text:s text:c="2"/>imports: [RouterModule.forRoot(routes)],</text:span></text:p>
      <text:p text:style-name="P1"><text:span text:style-name="Source_20_Text"><text:s text:c="2"/>exports: [RouterModule]</text:span></text:p>
      <text:p text:style-name="P1"><text:span text:style-name="Source_20_Text">})</text:span></text:p>
      <text:p text:style-name="P2"><text:span text:style-name="Source_20_Text">export class AppRoutingModule { }</text:span></text:p>
      <text:list xml:id="list1341428226" text:style-name="L6">
        <text:list-item>
          <text:p text:style-name="P8">Se navega usando <text:span text:style-name="Source_20_Text">routerLink</text:span> o <text:span text:style-name="Source_20_Text">Router.navigate()</text:span>.</text:p>
        </text:list-item>
      </text:list>
      <text:p text:style-name="Horizontal_20_Line"/>
      <text:h text:style-name="Heading_20_3" text:outline-level="3"><text:soft-page-break/><text:span text:style-name="Strong_20_Emphasis">6. Qué es el patrón Observable y su uso en Angular</text:span></text:h>
      <text:p text:style-name="Text_20_body">Un <text:span text:style-name="Strong_20_Emphasis">Observable</text:span> es una herramienta de programación reactiva proporcionada por RxJS, que permite trabajar con flujos de datos asincrónicos.</text:p>
      <text:list xml:id="list3658886879" text:style-name="L7">
        <text:list-item>
          <text:p text:style-name="P9">Angular lo usa, por ejemplo, para manejar peticiones HTTP (<text:span text:style-name="Source_20_Text">HttpClient</text:span>) o eventos.</text:p>
        </text:list-item>
      </text:list>
      <text:p text:style-name="Text_20_body">Ejemplo:</text:p>
      <text:p text:style-name="Preformatted_20_Text">//ts</text:p>
      <text:p text:style-name="P1"><text:span text:style-name="Source_20_Text">this.miServicio.getDatos().subscribe(datos =&gt; {</text:span></text:p>
      <text:p text:style-name="P1"><text:span text:style-name="Source_20_Text"><text:s text:c="2"/>this.lista = datos;</text:span></text:p>
      <text:p text:style-name="P2"><text:span text:style-name="Source_20_Text">});</text:span></text:p>
      <text:p text:style-name="Text_20_body">Ventajas:</text:p>
      <text:list xml:id="list696686285" text:style-name="L8">
        <text:list-item>
          <text:p text:style-name="P10">Permite <text:span text:style-name="Strong_20_Emphasis">cancelar suscripciones</text:span> fácilmente.</text:p>
        </text:list-item>
        <text:list-item>
          <text:p text:style-name="P10">Se pueden <text:span text:style-name="Strong_20_Emphasis">encadenar operadores</text:span> como <text:span text:style-name="Source_20_Text">map</text:span>, <text:span text:style-name="Source_20_Text">filter</text:span>, <text:span text:style-name="Source_20_Text">mergeMap</text:span>.</text:p>
        </text:list-item>
      </text:list>
      <text:p text:style-name="Horizontal_20_Line"/>
      <text:h text:style-name="Heading_20_3" text:outline-level="3"><text:span text:style-name="Strong_20_Emphasis">7. División de capas en Express y Angular</text:span></text:h>
      <text:h text:style-name="Heading_20_4" text:outline-level="4">🔸 <text:span text:style-name="Strong_20_Emphasis">Express (Backend)</text:span></text:h>
      <text:list xml:id="list1165975770" text:style-name="L9">
        <text:list-item>
          <text:p text:style-name="P11"><text:span text:style-name="Strong_20_Emphasis">Ruta (Routing Layer)</text:span>: Recibe solicitudes y las redirige al controlador.</text:p>
        </text:list-item>
        <text:list-item>
          <text:p text:style-name="P11"><text:span text:style-name="Strong_20_Emphasis">Controlador (Controller Layer)</text:span>: Procesa la solicitud, valida datos y coordina acciones.</text:p>
        </text:list-item>
        <text:list-item>
          <text:p text:style-name="P11"><text:span text:style-name="Strong_20_Emphasis">Servicio (Service Layer)</text:span>: Contiene la lógica de negocio.</text:p>
        </text:list-item>
        <text:list-item>
          <text:p text:style-name="P11"><text:span text:style-name="Strong_20_Emphasis">Modelo (Model Layer)</text:span>: Representa estructuras de datos y se conecta con la base de datos.</text:p>
        </text:list-item>
        <text:list-item>
          <text:p text:style-name="P11"><text:span text:style-name="Strong_20_Emphasis">Middleware</text:span>: Funciones intermedias (autenticación, logging, manejo de errores).</text:p>
        </text:list-item>
      </text:list>
      <text:h text:style-name="Heading_20_4" text:outline-level="4">🔸 <text:span text:style-name="Strong_20_Emphasis">Angular (Frontend)</text:span></text:h>
      <text:list xml:id="list2496955725" text:style-name="L10">
        <text:list-item>
          <text:p text:style-name="P12"><text:span text:style-name="Strong_20_Emphasis">Componente</text:span>: Controla la vista y maneja la interacción del usuario.</text:p>
        </text:list-item>
        <text:list-item>
          <text:p text:style-name="P12"><text:span text:style-name="Strong_20_Emphasis">Servicio</text:span>: Maneja la lógica de negocio y comunicación con APIs.</text:p>
        </text:list-item>
        <text:list-item>
          <text:p text:style-name="P12"><text:span text:style-name="Strong_20_Emphasis">Módulo</text:span>: Agrupa componentes relacionados.</text:p>
        </text:list-item>
        <text:list-item>
          <text:p text:style-name="P12"><text:span text:style-name="Strong_20_Emphasis">Ruteo</text:span>: Navegación entre componentes.</text:p>
        </text:list-item>
        <text:list-item>
          <text:p text:style-name="P12"><text:span text:style-name="Strong_20_Emphasis">Template</text:span>: Vista HTML vinculada al componente.</text:p>
        </text:list-item>
        <text:list-item>
          <text:p text:style-name="P12"><text:span text:style-name="Strong_20_Emphasis">Directivas y Pipes</text:span>: Modifican el comportamiento o presentación en la vista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1T11:37:26.420446858</meta:creation-date>
    <dc:date>2025-06-11T11:39:38.558763813</dc:date>
    <meta:editing-duration>PT2M13S</meta:editing-duration>
    <meta:editing-cycles>1</meta:editing-cycles>
    <meta:document-statistic meta:table-count="0" meta:image-count="0" meta:object-count="0" meta:page-count="3" meta:paragraph-count="79" meta:word-count="587" meta:character-count="3904" meta:non-whitespace-character-count="3409"/>
    <meta:generator>LibreOffice/6.4.7.2$Linux_X86_64 LibreOffice_project/40$Build-2</meta:generator>
  </office:meta>
</office:document-meta>
</file>